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07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EMEC609488_Cerceris_compacta</text:p>
          </table:table-cell>
          <table:table-cell office:value-type="float" office:value="0.0601503759398496">
            <text:p>0.0601503759</text:p>
          </table:table-cell>
          <table:table-cell office:value-type="float" office:value="0.218181818181818">
            <text:p>0.2181818182</text:p>
          </table:table-cell>
          <table:table-cell table:formula="of:=ROUND(([.C1]-[.B1])*100;1)" office:value-type="float" office:value="15.8">
            <text:p>15.8</text:p>
          </table:table-cell>
        </table:table-row>
        <table:table-row table:style-name="ro1">
          <table:table-cell office:value-type="string">
            <text:p>EMEC609504_Cerceris_compacta</text:p>
          </table:table-cell>
          <table:table-cell office:value-type="float" office:value="0.0833333333333333">
            <text:p>0.0833333333</text:p>
          </table:table-cell>
          <table:table-cell office:value-type="float" office:value="0.0470588235294118">
            <text:p>0.0470588235</text:p>
          </table:table-cell>
          <table:table-cell table:formula="of:=ROUND(([.C2]-[.B2])*100;1)" office:value-type="float" office:value="-3.6">
            <text:p>-3.6</text:p>
          </table:table-cell>
        </table:table-row>
        <table:table-row table:style-name="ro1">
          <table:table-cell office:value-type="string">
            <text:p>EMEC609651_Cerceris_completa</text:p>
          </table:table-cell>
          <table:table-cell office:value-type="float" office:value="0.0650406504065041">
            <text:p>0.0650406504</text:p>
          </table:table-cell>
          <table:table-cell office:value-type="float" office:value="0.0666666666666667">
            <text:p>0.0666666667</text:p>
          </table:table-cell>
          <table:table-cell table:formula="of:=ROUND(([.C3]-[.B3])*100;1)" office:value-type="float" office:value="0.2">
            <text:p>0.2</text:p>
          </table:table-cell>
        </table:table-row>
        <table:table-row table:style-name="ro1">
          <table:table-cell office:value-type="string">
            <text:p>EMEC609661_Cerceris_completa</text:p>
          </table:table-cell>
          <table:table-cell office:value-type="float" office:value="0.173913043478261">
            <text:p>0.1739130435</text:p>
          </table:table-cell>
          <table:table-cell office:value-type="float" office:value="0.161290322580645">
            <text:p>0.1612903226</text:p>
          </table:table-cell>
          <table:table-cell table:formula="of:=ROUND(([.C4]-[.B4])*100;1)" office:value-type="float" office:value="-1.3">
            <text:p>-1.3</text:p>
          </table:table-cell>
        </table:table-row>
        <table:table-row table:style-name="ro1">
          <table:table-cell office:value-type="string">
            <text:p>EMEC609675_Cerceris_conifrons</text:p>
          </table:table-cell>
          <table:table-cell office:value-type="float" office:value="0.0449438202247191">
            <text:p>0.0449438202</text:p>
          </table:table-cell>
          <table:table-cell office:value-type="float" office:value="0">
            <text:p>0</text:p>
          </table:table-cell>
          <table:table-cell table:formula="of:=ROUND(([.C5]-[.B5])*100;1)" office:value-type="float" office:value="-4.5">
            <text:p>-4.5</text:p>
          </table:table-cell>
        </table:table-row>
        <table:table-row table:style-name="ro1">
          <table:table-cell office:value-type="string">
            <text:p>EMEC609683_Cerceris_conifrons</text:p>
          </table:table-cell>
          <table:table-cell office:value-type="float" office:value="0.0851063829787234">
            <text:p>0.085106383</text:p>
          </table:table-cell>
          <table:table-cell office:value-type="float" office:value="0.0540540540540541">
            <text:p>0.0540540541</text:p>
          </table:table-cell>
          <table:table-cell table:formula="of:=ROUND(([.C6]-[.B6])*100;1)" office:value-type="float" office:value="-3.1">
            <text:p>-3.1</text:p>
          </table:table-cell>
        </table:table-row>
        <table:table-row table:style-name="ro1">
          <table:table-cell office:value-type="string">
            <text:p>EMEC609685_Cerceris_conifrons</text:p>
          </table:table-cell>
          <table:table-cell office:value-type="float" office:value="0.330097087378641">
            <text:p>0.3300970874</text:p>
          </table:table-cell>
          <table:table-cell office:value-type="float" office:value="0.583333333333333">
            <text:p>0.5833333333</text:p>
          </table:table-cell>
          <table:table-cell table:formula="of:=ROUND(([.C7]-[.B7])*100;1)" office:value-type="float" office:value="25.3">
            <text:p>25.3</text:p>
          </table:table-cell>
        </table:table-row>
        <table:table-row table:style-name="ro1">
          <table:table-cell office:value-type="string">
            <text:p>EMEC609686_Cerceris_conifrons</text:p>
          </table:table-cell>
          <table:table-cell office:value-type="float" office:value="0.105263157894737">
            <text:p>0.1052631579</text:p>
          </table:table-cell>
          <table:table-cell office:value-type="float" office:value="0.0350877192982456">
            <text:p>0.0350877193</text:p>
          </table:table-cell>
          <table:table-cell table:formula="of:=ROUND(([.C8]-[.B8])*100;1)" office:value-type="float" office:value="-7">
            <text:p>-7</text:p>
          </table:table-cell>
        </table:table-row>
        <table:table-row table:style-name="ro1">
          <table:table-cell office:value-type="string">
            <text:p>EMEC609689_Cerceris_conifrons</text:p>
          </table:table-cell>
          <table:table-cell office:value-type="float" office:value="0.0430107526881721">
            <text:p>0.0430107527</text:p>
          </table:table-cell>
          <table:table-cell office:value-type="float" office:value="0.121212121212121">
            <text:p>0.1212121212</text:p>
          </table:table-cell>
          <table:table-cell table:formula="of:=ROUND(([.C9]-[.B9])*100;1)" office:value-type="float" office:value="7.8">
            <text:p>7.8</text:p>
          </table:table-cell>
        </table:table-row>
        <table:table-row table:style-name="ro1">
          <table:table-cell office:value-type="string">
            <text:p>EMEC609696_Cerceris_conifrons</text:p>
          </table:table-cell>
          <table:table-cell office:value-type="float" office:value="0.0545454545454545">
            <text:p>0.0545454545</text:p>
          </table:table-cell>
          <table:table-cell office:value-type="float" office:value="0.0408163265306122">
            <text:p>0.0408163265</text:p>
          </table:table-cell>
          <table:table-cell table:formula="of:=ROUND(([.C10]-[.B10])*100;1)" office:value-type="float" office:value="-1.4">
            <text:p>-1.4</text:p>
          </table:table-cell>
        </table:table-row>
        <table:table-row table:style-name="ro1">
          <table:table-cell office:value-type="string">
            <text:p>EMEC609705_Cerceris_conifrons</text:p>
          </table:table-cell>
          <table:table-cell office:value-type="float" office:value="0.122448979591837">
            <text:p>0.1224489796</text:p>
          </table:table-cell>
          <table:table-cell office:value-type="float" office:value="0.112676056338028">
            <text:p>0.1126760563</text:p>
          </table:table-cell>
          <table:table-cell table:formula="of:=ROUND(([.C11]-[.B11])*100;1)" office:value-type="float" office:value="-1">
            <text:p>-1</text:p>
          </table:table-cell>
        </table:table-row>
        <table:table-row table:style-name="ro1">
          <table:table-cell office:value-type="string">
            <text:p>EMEC609709_Cerceris_convergens</text:p>
          </table:table-cell>
          <table:table-cell office:value-type="float" office:value="0.12962962962963">
            <text:p>0.1296296296</text:p>
          </table:table-cell>
          <table:table-cell office:value-type="float" office:value="0.274509803921569">
            <text:p>0.2745098039</text:p>
          </table:table-cell>
          <table:table-cell table:formula="of:=ROUND(([.C12]-[.B12])*100;1)" office:value-type="float" office:value="14.5">
            <text:p>14.5</text:p>
          </table:table-cell>
        </table:table-row>
        <table:table-row table:style-name="ro1">
          <table:table-cell office:value-type="string">
            <text:p>EMEC609711_Cerceris_convergens</text:p>
          </table:table-cell>
          <table:table-cell office:value-type="float" office:value="0.0975609756097561">
            <text:p>0.0975609756</text:p>
          </table:table-cell>
          <table:table-cell office:value-type="float" office:value="0">
            <text:p>0</text:p>
          </table:table-cell>
          <table:table-cell table:formula="of:=ROUND(([.C13]-[.B13])*100;1)" office:value-type="float" office:value="-9.8">
            <text:p>-9.8</text:p>
          </table:table-cell>
        </table:table-row>
        <table:table-row table:style-name="ro1">
          <table:table-cell office:value-type="string">
            <text:p>EMEC609719_Cerceris_convergens</text:p>
          </table:table-cell>
          <table:table-cell office:value-type="float" office:value="0.210526315789474">
            <text:p>0.2105263158</text:p>
          </table:table-cell>
          <table:table-cell office:value-type="float" office:value="0.454545454545455">
            <text:p>0.4545454545</text:p>
          </table:table-cell>
          <table:table-cell table:formula="of:=ROUND(([.C14]-[.B14])*100;1)" office:value-type="float" office:value="24.4">
            <text:p>24.4</text:p>
          </table:table-cell>
        </table:table-row>
        <table:table-row table:style-name="ro1">
          <table:table-cell office:value-type="string">
            <text:p>EMEC609722_Cerceris_convergens</text:p>
          </table:table-cell>
          <table:table-cell office:value-type="float" office:value="0.0740740740740741">
            <text:p>0.0740740741</text:p>
          </table:table-cell>
          <table:table-cell office:value-type="float" office:value="0.311111111111111">
            <text:p>0.3111111111</text:p>
          </table:table-cell>
          <table:table-cell table:formula="of:=ROUND(([.C15]-[.B15])*100;1)" office:value-type="float" office:value="23.7">
            <text:p>23.7</text:p>
          </table:table-cell>
        </table:table-row>
        <table:table-row table:style-name="ro1">
          <table:table-cell office:value-type="string">
            <text:p>EMEC609730_Cerceris_convergens</text:p>
          </table:table-cell>
          <table:table-cell office:value-type="float" office:value="0.0344827586206897">
            <text:p>0.0344827586</text:p>
          </table:table-cell>
          <table:table-cell office:value-type="float" office:value="0.0434782608695652">
            <text:p>0.0434782609</text:p>
          </table:table-cell>
          <table:table-cell table:formula="of:=ROUND(([.C16]-[.B16])*100;1)" office:value-type="float" office:value="0.9">
            <text:p>0.9</text:p>
          </table:table-cell>
        </table:table-row>
        <table:table-row table:style-name="ro1">
          <table:table-cell office:value-type="string">
            <text:p>EMEC609733_Cerceris_convergens</text:p>
          </table:table-cell>
          <table:table-cell office:value-type="float" office:value="0.0682926829268293">
            <text:p>0.0682926829</text:p>
          </table:table-cell>
          <table:table-cell office:value-type="float" office:value="0.272727272727273">
            <text:p>0.2727272727</text:p>
          </table:table-cell>
          <table:table-cell table:formula="of:=ROUND(([.C17]-[.B17])*100;1)" office:value-type="float" office:value="20.4">
            <text:p>20.4</text:p>
          </table:table-cell>
        </table:table-row>
        <table:table-row table:style-name="ro1">
          <table:table-cell office:value-type="string">
            <text:p>EMEC609740_Cerceris_convergens</text:p>
          </table:table-cell>
          <table:table-cell office:value-type="float" office:value="0.0125">
            <text:p>0.0125</text:p>
          </table:table-cell>
          <table:table-cell office:value-type="float" office:value="0.0491803278688525">
            <text:p>0.0491803279</text:p>
          </table:table-cell>
          <table:table-cell table:formula="of:=ROUND(([.C18]-[.B18])*100;1)" office:value-type="float" office:value="3.7">
            <text:p>3.7</text:p>
          </table:table-cell>
        </table:table-row>
        <table:table-row table:style-name="ro1">
          <table:table-cell office:value-type="string">
            <text:p>EMEC609742_Cerceris_convergens</text:p>
          </table:table-cell>
          <table:table-cell office:value-type="float" office:value="0.0967741935483871">
            <text:p>0.0967741935</text:p>
          </table:table-cell>
          <table:table-cell office:value-type="float" office:value="0.0512820512820513">
            <text:p>0.0512820513</text:p>
          </table:table-cell>
          <table:table-cell table:formula="of:=ROUND(([.C19]-[.B19])*100;1)" office:value-type="float" office:value="-4.5">
            <text:p>-4.5</text:p>
          </table:table-cell>
        </table:table-row>
        <table:table-row table:style-name="ro1">
          <table:table-cell office:value-type="string">
            <text:p>EMEC609747_Cerceris_convergens</text:p>
          </table:table-cell>
          <table:table-cell office:value-type="float" office:value="0.05">
            <text:p>0.05</text:p>
          </table:table-cell>
          <table:table-cell office:value-type="float" office:value="0.129032258064516">
            <text:p>0.1290322581</text:p>
          </table:table-cell>
          <table:table-cell table:formula="of:=ROUND(([.C20]-[.B20])*100;1)" office:value-type="float" office:value="7.9">
            <text:p>7.9</text:p>
          </table:table-cell>
        </table:table-row>
        <table:table-row table:style-name="ro1">
          <table:table-cell office:value-type="string">
            <text:p>EMEC609758_Cerceris_convergens</text:p>
          </table:table-cell>
          <table:table-cell office:value-type="float" office:value="0.0563380281690141">
            <text:p>0.0563380282</text:p>
          </table:table-cell>
          <table:table-cell office:value-type="float" office:value="0.0444444444444445">
            <text:p>0.0444444444</text:p>
          </table:table-cell>
          <table:table-cell table:formula="of:=ROUND(([.C21]-[.B21])*100;1)" office:value-type="float" office:value="-1.2">
            <text:p>-1.2</text:p>
          </table:table-cell>
        </table:table-row>
        <table:table-row table:style-name="ro1">
          <table:table-cell office:value-type="string">
            <text:p>EMEC609764_Cerceris_convergens</text:p>
          </table:table-cell>
          <table:table-cell office:value-type="float" office:value="0.047244094488189">
            <text:p>0.0472440945</text:p>
          </table:table-cell>
          <table:table-cell office:value-type="float" office:value="0.190476190476191">
            <text:p>0.1904761905</text:p>
          </table:table-cell>
          <table:table-cell table:formula="of:=ROUND(([.C22]-[.B22])*100;1)" office:value-type="float" office:value="14.3">
            <text:p>14.3</text:p>
          </table:table-cell>
        </table:table-row>
        <table:table-row table:style-name="ro1">
          <table:table-cell office:value-type="string">
            <text:p>EMEC609766_Cerceris_convergens</text:p>
          </table:table-cell>
          <table:table-cell office:value-type="float" office:value="0.0628930817610063">
            <text:p>0.0628930818</text:p>
          </table:table-cell>
          <table:table-cell office:value-type="float" office:value="0.111111111111111">
            <text:p>0.1111111111</text:p>
          </table:table-cell>
          <table:table-cell table:formula="of:=ROUND(([.C23]-[.B23])*100;1)" office:value-type="float" office:value="4.8">
            <text:p>4.8</text:p>
          </table:table-cell>
        </table:table-row>
        <table:table-row table:style-name="ro1">
          <table:table-cell office:value-type="string">
            <text:p>EMEC609770_Cerceris_convergens</text:p>
          </table:table-cell>
          <table:table-cell office:value-type="float" office:value="0.0747663551401869">
            <text:p>0.0747663551</text:p>
          </table:table-cell>
          <table:table-cell office:value-type="float" office:value="0.0487804878048781">
            <text:p>0.0487804878</text:p>
          </table:table-cell>
          <table:table-cell table:formula="of:=ROUND(([.C24]-[.B24])*100;1)" office:value-type="float" office:value="-2.6">
            <text:p>-2.6</text:p>
          </table:table-cell>
        </table:table-row>
        <table:table-row table:style-name="ro1">
          <table:table-cell office:value-type="string">
            <text:p>EMEC609780_Cerceris_convergens</text:p>
          </table:table-cell>
          <table:table-cell office:value-type="float" office:value="0.031496062992126">
            <text:p>0.031496063</text:p>
          </table:table-cell>
          <table:table-cell office:value-type="float" office:value="0.0434782608695652">
            <text:p>0.0434782609</text:p>
          </table:table-cell>
          <table:table-cell table:formula="of:=ROUND(([.C25]-[.B25])*100;1)" office:value-type="float" office:value="1.2">
            <text:p>1.2</text:p>
          </table:table-cell>
        </table:table-row>
        <table:table-row table:style-name="ro1">
          <table:table-cell office:value-type="string">
            <text:p>EMEC609782_Cerceris_convergens</text:p>
          </table:table-cell>
          <table:table-cell office:value-type="float" office:value="0.0579710144927536">
            <text:p>0.0579710145</text:p>
          </table:table-cell>
          <table:table-cell office:value-type="float" office:value="0.0816326530612245">
            <text:p>0.0816326531</text:p>
          </table:table-cell>
          <table:table-cell table:formula="of:=ROUND(([.C26]-[.B26])*100;1)" office:value-type="float" office:value="2.4">
            <text:p>2.4</text:p>
          </table:table-cell>
        </table:table-row>
        <table:table-row table:style-name="ro1">
          <table:table-cell office:value-type="string">
            <text:p>EMEC609785_Cerceris_convergens</text:p>
          </table:table-cell>
          <table:table-cell office:value-type="float" office:value="0.102040816326531">
            <text:p>0.1020408163</text:p>
          </table:table-cell>
          <table:table-cell office:value-type="float" office:value="0.181818181818182">
            <text:p>0.1818181818</text:p>
          </table:table-cell>
          <table:table-cell table:formula="of:=ROUND(([.C27]-[.B27])*100;1)" office:value-type="float" office:value="8">
            <text:p>8</text:p>
          </table:table-cell>
        </table:table-row>
        <table:table-row table:style-name="ro1">
          <table:table-cell office:value-type="string">
            <text:p>EMEC609795_Cerceris_convergens</text:p>
          </table:table-cell>
          <table:table-cell office:value-type="float" office:value="0.0461538461538462">
            <text:p>0.0461538462</text:p>
          </table:table-cell>
          <table:table-cell office:value-type="float" office:value="0.133333333333333">
            <text:p>0.1333333333</text:p>
          </table:table-cell>
          <table:table-cell table:formula="of:=ROUND(([.C28]-[.B28])*100;1)" office:value-type="float" office:value="8.7">
            <text:p>8.7</text:p>
          </table:table-cell>
        </table:table-row>
        <table:table-row table:style-name="ro1">
          <table:table-cell office:value-type="string">
            <text:p>EMEC609800_Cerceris_convergens</text:p>
          </table:table-cell>
          <table:table-cell office:value-type="float" office:value="0.0545454545454545">
            <text:p>0.0545454545</text:p>
          </table:table-cell>
          <table:table-cell office:value-type="float" office:value="0.0930232558139535">
            <text:p>0.0930232558</text:p>
          </table:table-cell>
          <table:table-cell table:formula="of:=ROUND(([.C29]-[.B29])*100;1)" office:value-type="float" office:value="3.8">
            <text:p>3.8</text:p>
          </table:table-cell>
        </table:table-row>
        <table:table-row table:style-name="ro1">
          <table:table-cell office:value-type="string">
            <text:p>EMEC609803_Cerceris_convergens</text:p>
          </table:table-cell>
          <table:table-cell office:value-type="float" office:value="0.0763358778625954">
            <text:p>0.0763358779</text:p>
          </table:table-cell>
          <table:table-cell office:value-type="float" office:value="0.04">
            <text:p>0.04</text:p>
          </table:table-cell>
          <table:table-cell table:formula="of:=ROUND(([.C30]-[.B30])*100;1)" office:value-type="float" office:value="-3.6">
            <text:p>-3.6</text:p>
          </table:table-cell>
        </table:table-row>
        <table:table-row table:style-name="ro1">
          <table:table-cell office:value-type="string">
            <text:p>EMEC609815_Cerceris_convergens</text:p>
          </table:table-cell>
          <table:table-cell office:value-type="float" office:value="0.0833333333333333">
            <text:p>0.0833333333</text:p>
          </table:table-cell>
          <table:table-cell office:value-type="float" office:value="0.0454545454545455">
            <text:p>0.0454545455</text:p>
          </table:table-cell>
          <table:table-cell table:formula="of:=ROUND(([.C31]-[.B31])*100;1)" office:value-type="float" office:value="-3.8">
            <text:p>-3.8</text:p>
          </table:table-cell>
        </table:table-row>
        <table:table-row table:style-name="ro1">
          <table:table-cell office:value-type="string">
            <text:p>EMEC609816_Cerceris_convergens</text:p>
          </table:table-cell>
          <table:table-cell office:value-type="float" office:value="0.0675675675675676">
            <text:p>0.0675675676</text:p>
          </table:table-cell>
          <table:table-cell office:value-type="float" office:value="0.0869565217391304">
            <text:p>0.0869565217</text:p>
          </table:table-cell>
          <table:table-cell table:formula="of:=ROUND(([.C32]-[.B32])*100;1)" office:value-type="float" office:value="1.9">
            <text:p>1.9</text:p>
          </table:table-cell>
        </table:table-row>
        <table:table-row table:style-name="ro1">
          <table:table-cell office:value-type="string">
            <text:p>EMEC609826_Cerceris_convergens</text:p>
          </table:table-cell>
          <table:table-cell table:number-columns-repeated="2" office:value-type="float" office:value="0">
            <text:p>0</text:p>
          </table:table-cell>
          <table:table-cell table:formula="of:=ROUND(([.C33]-[.B33])*100;1)" office:value-type="float" office:value="0">
            <text:p>0</text:p>
          </table:table-cell>
        </table:table-row>
        <table:table-row table:style-name="ro1">
          <table:table-cell office:value-type="string">
            <text:p>EMEC609828_Cerceris_convergens</text:p>
          </table:table-cell>
          <table:table-cell office:value-type="float" office:value="0.0380952380952381">
            <text:p>0.0380952381</text:p>
          </table:table-cell>
          <table:table-cell office:value-type="float" office:value="0">
            <text:p>0</text:p>
          </table:table-cell>
          <table:table-cell table:formula="of:=ROUND(([.C34]-[.B34])*100;1)" office:value-type="float" office:value="-3.8">
            <text:p>-3.8</text:p>
          </table:table-cell>
        </table:table-row>
        <table:table-row table:style-name="ro1">
          <table:table-cell office:value-type="string">
            <text:p>EMEC609836_Cerceris_convergens</text:p>
          </table:table-cell>
          <table:table-cell office:value-type="float" office:value="0.0615384615384615">
            <text:p>0.0615384615</text:p>
          </table:table-cell>
          <table:table-cell office:value-type="float" office:value="0.0930232558139535">
            <text:p>0.0930232558</text:p>
          </table:table-cell>
          <table:table-cell table:formula="of:=ROUND(([.C35]-[.B35])*100;1)" office:value-type="float" office:value="3.1">
            <text:p>3.1</text:p>
          </table:table-cell>
        </table:table-row>
        <table:table-row table:style-name="ro1">
          <table:table-cell office:value-type="string">
            <text:p>EMEC609839_Cerceris_convergens</text:p>
          </table:table-cell>
          <table:table-cell office:value-type="float" office:value="0.0714285714285714">
            <text:p>0.0714285714</text:p>
          </table:table-cell>
          <table:table-cell office:value-type="float" office:value="0.233333333333333">
            <text:p>0.2333333333</text:p>
          </table:table-cell>
          <table:table-cell table:formula="of:=ROUND(([.C36]-[.B36])*100;1)" office:value-type="float" office:value="16.2">
            <text:p>16.2</text:p>
          </table:table-cell>
        </table:table-row>
        <table:table-row table:style-name="ro1">
          <table:table-cell office:value-type="string">
            <text:p>EMEC609841_Cerceris_convergens</text:p>
          </table:table-cell>
          <table:table-cell office:value-type="float" office:value="0.0551724137931035">
            <text:p>0.0551724138</text:p>
          </table:table-cell>
          <table:table-cell office:value-type="float" office:value="0.195121951219512">
            <text:p>0.1951219512</text:p>
          </table:table-cell>
          <table:table-cell table:formula="of:=ROUND(([.C37]-[.B37])*100;1)" office:value-type="float" office:value="14">
            <text:p>14</text:p>
          </table:table-cell>
        </table:table-row>
        <table:table-row table:style-name="ro1">
          <table:table-cell office:value-type="string">
            <text:p>EMEC609848_Cerceris_convergens</text:p>
          </table:table-cell>
          <table:table-cell office:value-type="float" office:value="0.185185185185185">
            <text:p>0.1851851852</text:p>
          </table:table-cell>
          <table:table-cell office:value-type="float" office:value="0.0952380952380952">
            <text:p>0.0952380952</text:p>
          </table:table-cell>
          <table:table-cell table:formula="of:=ROUND(([.C38]-[.B38])*100;1)" office:value-type="float" office:value="-9">
            <text:p>-9</text:p>
          </table:table-cell>
        </table:table-row>
        <table:table-row table:style-name="ro1">
          <table:table-cell office:value-type="string">
            <text:p>EMEC609853_Cerceris_convergens</text:p>
          </table:table-cell>
          <table:table-cell office:value-type="float" office:value="0.0246913580246914">
            <text:p>0.024691358</text:p>
          </table:table-cell>
          <table:table-cell office:value-type="float" office:value="0.25">
            <text:p>0.25</text:p>
          </table:table-cell>
          <table:table-cell table:formula="of:=ROUND(([.C39]-[.B39])*100;1)" office:value-type="float" office:value="22.5">
            <text:p>22.5</text:p>
          </table:table-cell>
        </table:table-row>
        <table:table-row table:style-name="ro1">
          <table:table-cell office:value-type="string">
            <text:p>EMEC609857_Cerceris_convergens</text:p>
          </table:table-cell>
          <table:table-cell office:value-type="float" office:value="0.0476190476190476">
            <text:p>0.0476190476</text:p>
          </table:table-cell>
          <table:table-cell office:value-type="float" office:value="0.0625">
            <text:p>0.0625</text:p>
          </table:table-cell>
          <table:table-cell table:formula="of:=ROUND(([.C40]-[.B40])*100;1)" office:value-type="float" office:value="1.5">
            <text:p>1.5</text:p>
          </table:table-cell>
        </table:table-row>
        <table:table-row table:style-name="ro1">
          <table:table-cell office:value-type="string">
            <text:p>EMEC609861_Cerceris_convergens</text:p>
          </table:table-cell>
          <table:table-cell office:value-type="float" office:value="0.094488188976378">
            <text:p>0.094488189</text:p>
          </table:table-cell>
          <table:table-cell office:value-type="float" office:value="0.0923076923076923">
            <text:p>0.0923076923</text:p>
          </table:table-cell>
          <table:table-cell table:formula="of:=ROUND(([.C41]-[.B41])*100;1)" office:value-type="float" office:value="-0.2">
            <text:p>-0.2</text:p>
          </table:table-cell>
        </table:table-row>
        <table:table-row table:style-name="ro1">
          <table:table-cell office:value-type="string">
            <text:p>EMEC609862_Cerceris_convergens</text:p>
          </table:table-cell>
          <table:table-cell office:value-type="float" office:value="0.0372670807453416">
            <text:p>0.0372670807</text:p>
          </table:table-cell>
          <table:table-cell office:value-type="float" office:value="0.176470588235294">
            <text:p>0.1764705882</text:p>
          </table:table-cell>
          <table:table-cell table:formula="of:=ROUND(([.C42]-[.B42])*100;1)" office:value-type="float" office:value="13.9">
            <text:p>13.9</text:p>
          </table:table-cell>
        </table:table-row>
        <table:table-row table:style-name="ro1">
          <table:table-cell office:value-type="string">
            <text:p>EMEC609867_Cerceris_convergens</text:p>
          </table:table-cell>
          <table:table-cell office:value-type="float" office:value="0.115702479338843">
            <text:p>0.1157024793</text:p>
          </table:table-cell>
          <table:table-cell office:value-type="float" office:value="0.0454545454545455">
            <text:p>0.0454545455</text:p>
          </table:table-cell>
          <table:table-cell table:formula="of:=ROUND(([.C43]-[.B43])*100;1)" office:value-type="float" office:value="-7">
            <text:p>-7</text:p>
          </table:table-cell>
        </table:table-row>
        <table:table-row table:style-name="ro1">
          <table:table-cell office:value-type="string">
            <text:p>EMEC609874_Cerceris_convergens</text:p>
          </table:table-cell>
          <table:table-cell office:value-type="float" office:value="0.0927152317880795">
            <text:p>0.0927152318</text:p>
          </table:table-cell>
          <table:table-cell office:value-type="float" office:value="0.108108108108108">
            <text:p>0.1081081081</text:p>
          </table:table-cell>
          <table:table-cell table:formula="of:=ROUND(([.C44]-[.B44])*100;1)" office:value-type="float" office:value="1.5">
            <text:p>1.5</text:p>
          </table:table-cell>
        </table:table-row>
        <table:table-row table:style-name="ro1">
          <table:table-cell office:value-type="string">
            <text:p>EMEC609879_Cerceris_convergens</text:p>
          </table:table-cell>
          <table:table-cell office:value-type="float" office:value="0.0689655172413793">
            <text:p>0.0689655172</text:p>
          </table:table-cell>
          <table:table-cell office:value-type="float" office:value="0.173913043478261">
            <text:p>0.1739130435</text:p>
          </table:table-cell>
          <table:table-cell table:formula="of:=ROUND(([.C45]-[.B45])*100;1)" office:value-type="float" office:value="10.5">
            <text:p>10.5</text:p>
          </table:table-cell>
        </table:table-row>
        <table:table-row table:style-name="ro1">
          <table:table-cell office:value-type="string">
            <text:p>EMEC609880_Cerceris_convergens</text:p>
          </table:table-cell>
          <table:table-cell office:value-type="float" office:value="0.267857142857143">
            <text:p>0.2678571429</text:p>
          </table:table-cell>
          <table:table-cell office:value-type="float" office:value="0.516129032258065">
            <text:p>0.5161290323</text:p>
          </table:table-cell>
          <table:table-cell table:formula="of:=ROUND(([.C46]-[.B46])*100;1)" office:value-type="float" office:value="24.8">
            <text:p>24.8</text:p>
          </table:table-cell>
        </table:table-row>
        <table:table-row table:style-name="ro1">
          <table:table-cell office:value-type="string">
            <text:p>EMEC609881_Cerceris_convergens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table:formula="of:=ROUND(([.C47]-[.B47])*100;1)" office:value-type="float" office:value="-7.7">
            <text:p>-7.7</text:p>
          </table:table-cell>
        </table:table-row>
        <table:table-row table:style-name="ro1">
          <table:table-cell office:value-type="string">
            <text:p>EMEC609882_Cerceris_convergens</text:p>
          </table:table-cell>
          <table:table-cell office:value-type="float" office:value="0.173913043478261">
            <text:p>0.1739130435</text:p>
          </table:table-cell>
          <table:table-cell office:value-type="float" office:value="0.303030303030303">
            <text:p>0.303030303</text:p>
          </table:table-cell>
          <table:table-cell table:formula="of:=ROUND(([.C48]-[.B48])*100;1)" office:value-type="float" office:value="12.9">
            <text:p>12.9</text:p>
          </table:table-cell>
        </table:table-row>
        <table:table-row table:style-name="ro1">
          <table:table-cell office:value-type="string">
            <text:p>EMEC609885_Cerceris_convergens</text:p>
          </table:table-cell>
          <table:table-cell office:value-type="float" office:value="0.0413793103448276">
            <text:p>0.0413793103</text:p>
          </table:table-cell>
          <table:table-cell office:value-type="float" office:value="0.109090909090909">
            <text:p>0.1090909091</text:p>
          </table:table-cell>
          <table:table-cell table:formula="of:=ROUND(([.C49]-[.B49])*100;1)" office:value-type="float" office:value="6.8">
            <text:p>6.8</text:p>
          </table:table-cell>
        </table:table-row>
        <table:table-row table:style-name="ro1">
          <table:table-cell office:value-type="string">
            <text:p>EMEC609889_Cerceris_convergens</text:p>
          </table:table-cell>
          <table:table-cell office:value-type="float" office:value="0.032258064516129">
            <text:p>0.0322580645</text:p>
          </table:table-cell>
          <table:table-cell office:value-type="float" office:value="0.0344827586206897">
            <text:p>0.0344827586</text:p>
          </table:table-cell>
          <table:table-cell table:formula="of:=ROUND(([.C50]-[.B50])*100;1)" office:value-type="float" office:value="0.2">
            <text:p>0.2</text:p>
          </table:table-cell>
        </table:table-row>
        <table:table-row table:style-name="ro1">
          <table:table-cell office:value-type="string">
            <text:p>EMEC609890_Cerceris_convergens</text:p>
          </table:table-cell>
          <table:table-cell office:value-type="float" office:value="0.123711340206186">
            <text:p>0.1237113402</text:p>
          </table:table-cell>
          <table:table-cell office:value-type="float" office:value="0.172413793103448">
            <text:p>0.1724137931</text:p>
          </table:table-cell>
          <table:table-cell table:formula="of:=ROUND(([.C51]-[.B51])*100;1)" office:value-type="float" office:value="4.9">
            <text:p>4.9</text:p>
          </table:table-cell>
        </table:table-row>
        <table:table-row table:style-name="ro1">
          <table:table-cell office:value-type="string">
            <text:p>EMEC609897_Cerceris_convergens</text:p>
          </table:table-cell>
          <table:table-cell office:value-type="float" office:value="0.0526315789473684">
            <text:p>0.0526315789</text:p>
          </table:table-cell>
          <table:table-cell office:value-type="float" office:value="0.0459770114942529">
            <text:p>0.0459770115</text:p>
          </table:table-cell>
          <table:table-cell table:formula="of:=ROUND(([.C52]-[.B52])*100;1)" office:value-type="float" office:value="-0.7">
            <text:p>-0.7</text:p>
          </table:table-cell>
        </table:table-row>
        <table:table-row table:style-name="ro1">
          <table:table-cell office:value-type="string">
            <text:p>EMEC609900_Stigmus_sp</text:p>
          </table:table-cell>
          <table:table-cell office:value-type="float" office:value="0.136363636363636">
            <text:p>0.1363636364</text:p>
          </table:table-cell>
          <table:table-cell office:value-type="float" office:value="0.294117647058824">
            <text:p>0.2941176471</text:p>
          </table:table-cell>
          <table:table-cell table:formula="of:=ROUND(([.C53]-[.B53])*100;1)" office:value-type="float" office:value="15.8">
            <text:p>15.8</text:p>
          </table:table-cell>
        </table:table-row>
        <table:table-row table:style-name="ro1">
          <table:table-cell office:value-type="string">
            <text:p>EMEC609902_Stigmus_sp</text:p>
          </table:table-cell>
          <table:table-cell office:value-type="float" office:value="0.111111111111111">
            <text:p>0.1111111111</text:p>
          </table:table-cell>
          <table:table-cell office:value-type="float" office:value="0.222222222222222">
            <text:p>0.2222222222</text:p>
          </table:table-cell>
          <table:table-cell table:formula="of:=ROUND(([.C54]-[.B54])*100;1)" office:value-type="float" office:value="11.1">
            <text:p>11.1</text:p>
          </table:table-cell>
        </table:table-row>
        <table:table-row table:style-name="ro1">
          <table:table-cell office:value-type="string">
            <text:p>EMEC609903_Stigmus_sp</text:p>
          </table:table-cell>
          <table:table-cell office:value-type="float" office:value="0.371428571428571">
            <text:p>0.3714285714</text:p>
          </table:table-cell>
          <table:table-cell office:value-type="float" office:value="0.701754385964912">
            <text:p>0.701754386</text:p>
          </table:table-cell>
          <table:table-cell table:formula="of:=ROUND(([.C55]-[.B55])*100;1)" office:value-type="float" office:value="33">
            <text:p>33</text:p>
          </table:table-cell>
        </table:table-row>
        <table:table-row table:style-name="ro1">
          <table:table-cell office:value-type="string">
            <text:p>EMEC609908_Stigmus_sp</text:p>
          </table:table-cell>
          <table:table-cell office:value-type="float" office:value="0.253521126760563">
            <text:p>0.2535211268</text:p>
          </table:table-cell>
          <table:table-cell office:value-type="float" office:value="0.357142857142857">
            <text:p>0.3571428571</text:p>
          </table:table-cell>
          <table:table-cell table:formula="of:=ROUND(([.C56]-[.B56])*100;1)" office:value-type="float" office:value="10.4">
            <text:p>10.4</text:p>
          </table:table-cell>
        </table:table-row>
        <table:table-row table:style-name="ro1">
          <table:table-cell office:value-type="string">
            <text:p>EMEC609910_Stigmus_sp</text:p>
          </table:table-cell>
          <table:table-cell office:value-type="float" office:value="0.0645161290322581">
            <text:p>0.064516129</text:p>
          </table:table-cell>
          <table:table-cell office:value-type="float" office:value="0.473684210526316">
            <text:p>0.4736842105</text:p>
          </table:table-cell>
          <table:table-cell table:formula="of:=ROUND(([.C57]-[.B57])*100;1)" office:value-type="float" office:value="40.9">
            <text:p>40.9</text:p>
          </table:table-cell>
        </table:table-row>
        <table:table-row table:style-name="ro1">
          <table:table-cell office:value-type="string">
            <text:p>EMEC609912_Stigmus_sp</text:p>
          </table:table-cell>
          <table:table-cell office:value-type="float" office:value="0.0909090909090909">
            <text:p>0.0909090909</text:p>
          </table:table-cell>
          <table:table-cell office:value-type="float" office:value="0.0952380952380952">
            <text:p>0.0952380952</text:p>
          </table:table-cell>
          <table:table-cell table:formula="of:=ROUND(([.C58]-[.B58])*100;1)" office:value-type="float" office:value="0.4">
            <text:p>0.4</text:p>
          </table:table-cell>
        </table:table-row>
        <table:table-row table:style-name="ro1">
          <table:table-cell office:value-type="string">
            <text:p>EMEC609914_Stigmus_sp</text:p>
          </table:table-cell>
          <table:table-cell office:value-type="float" office:value="0.08">
            <text:p>0.08</text:p>
          </table:table-cell>
          <table:table-cell office:value-type="float" office:value="0.0869565217391304">
            <text:p>0.0869565217</text:p>
          </table:table-cell>
          <table:table-cell table:formula="of:=ROUND(([.C59]-[.B59])*100;1)" office:value-type="float" office:value="0.7">
            <text:p>0.7</text:p>
          </table:table-cell>
        </table:table-row>
        <table:table-row table:style-name="ro1">
          <table:table-cell office:value-type="string">
            <text:p>EMEC609916_Stigmus_sp</text:p>
          </table:table-cell>
          <table:table-cell office:value-type="float" office:value="0.205128205128205">
            <text:p>0.2051282051</text:p>
          </table:table-cell>
          <table:table-cell office:value-type="float" office:value="0.108108108108108">
            <text:p>0.1081081081</text:p>
          </table:table-cell>
          <table:table-cell table:formula="of:=ROUND(([.C60]-[.B60])*100;1)" office:value-type="float" office:value="-9.7">
            <text:p>-9.7</text:p>
          </table:table-cell>
        </table:table-row>
        <table:table-row table:style-name="ro1">
          <table:table-cell office:value-type="string">
            <text:p>EMEC609918_Stigmus_sp</text:p>
          </table:table-cell>
          <table:table-cell office:value-type="float" office:value="0.163265306122449">
            <text:p>0.1632653061</text:p>
          </table:table-cell>
          <table:table-cell office:value-type="float" office:value="0.490566037735849">
            <text:p>0.4905660377</text:p>
          </table:table-cell>
          <table:table-cell table:formula="of:=ROUND(([.C61]-[.B61])*100;1)" office:value-type="float" office:value="32.7">
            <text:p>32.7</text:p>
          </table:table-cell>
        </table:table-row>
        <table:table-row table:style-name="ro1">
          <table:table-cell office:value-type="string">
            <text:p>EMEC609921_Stigmus_sp</text:p>
          </table:table-cell>
          <table:table-cell office:value-type="float" office:value="0.0392156862745098">
            <text:p>0.0392156863</text:p>
          </table:table-cell>
          <table:table-cell office:value-type="float" office:value="0.476190476190476">
            <text:p>0.4761904762</text:p>
          </table:table-cell>
          <table:table-cell table:formula="of:=ROUND(([.C62]-[.B62])*100;1)" office:value-type="float" office:value="43.7">
            <text:p>43.7</text:p>
          </table:table-cell>
        </table:table-row>
        <table:table-row table:style-name="ro1">
          <table:table-cell office:value-type="string">
            <text:p>EMEC609924_Stigmus_sp</text:p>
          </table:table-cell>
          <table:table-cell office:value-type="float" office:value="0.144927536231884">
            <text:p>0.1449275362</text:p>
          </table:table-cell>
          <table:table-cell office:value-type="float" office:value="0.487804878048781">
            <text:p>0.487804878</text:p>
          </table:table-cell>
          <table:table-cell table:formula="of:=ROUND(([.C63]-[.B63])*100;1)" office:value-type="float" office:value="34.3">
            <text:p>34.3</text:p>
          </table:table-cell>
        </table:table-row>
        <table:table-row table:style-name="ro1">
          <table:table-cell office:value-type="string">
            <text:p>EMEC609926_Stigmus_sp</text:p>
          </table:table-cell>
          <table:table-cell office:value-type="float" office:value="0.196078431372549">
            <text:p>0.1960784314</text:p>
          </table:table-cell>
          <table:table-cell office:value-type="float" office:value="0.45">
            <text:p>0.45</text:p>
          </table:table-cell>
          <table:table-cell table:formula="of:=ROUND(([.C64]-[.B64])*100;1)" office:value-type="float" office:value="25.4">
            <text:p>25.4</text:p>
          </table:table-cell>
        </table:table-row>
        <table:table-row table:style-name="ro1">
          <table:table-cell office:value-type="string">
            <text:p>EMEC609928_Stigmus_sp</text:p>
          </table:table-cell>
          <table:table-cell office:value-type="float" office:value="0.189189189189189">
            <text:p>0.1891891892</text:p>
          </table:table-cell>
          <table:table-cell office:value-type="float" office:value="0.705882352941176">
            <text:p>0.7058823529</text:p>
          </table:table-cell>
          <table:table-cell table:formula="of:=ROUND(([.C65]-[.B65])*100;1)" office:value-type="float" office:value="51.7">
            <text:p>51.7</text:p>
          </table:table-cell>
        </table:table-row>
        <table:table-row table:style-name="ro1">
          <table:table-cell office:value-type="string">
            <text:p>EMEC609930_Stigmus_sp</text:p>
          </table:table-cell>
          <table:table-cell office:value-type="float" office:value="0.324324324324324">
            <text:p>0.3243243243</text:p>
          </table:table-cell>
          <table:table-cell office:value-type="float" office:value="0.592592592592593">
            <text:p>0.5925925926</text:p>
          </table:table-cell>
          <table:table-cell table:formula="of:=ROUND(([.C66]-[.B66])*100;1)" office:value-type="float" office:value="26.8">
            <text:p>26.8</text:p>
          </table:table-cell>
        </table:table-row>
        <table:table-row table:style-name="ro1">
          <table:table-cell office:value-type="string">
            <text:p>EMEC609933_Stigmus_sp</text:p>
          </table:table-cell>
          <table:table-cell office:value-type="float" office:value="0.244897959183673">
            <text:p>0.2448979592</text:p>
          </table:table-cell>
          <table:table-cell office:value-type="float" office:value="0.415094339622642">
            <text:p>0.4150943396</text:p>
          </table:table-cell>
          <table:table-cell table:formula="of:=ROUND(([.C67]-[.B67])*100;1)" office:value-type="float" office:value="17">
            <text:p>17</text:p>
          </table:table-cell>
        </table:table-row>
        <table:table-row table:style-name="ro1">
          <table:table-cell office:value-type="string">
            <text:p>EMEC609934_Stigmus_sp</text:p>
          </table:table-cell>
          <table:table-cell office:value-type="float" office:value="0.0465116279069767">
            <text:p>0.0465116279</text:p>
          </table:table-cell>
          <table:table-cell office:value-type="float" office:value="0.127659574468085">
            <text:p>0.1276595745</text:p>
          </table:table-cell>
          <table:table-cell table:formula="of:=ROUND(([.C68]-[.B68])*100;1)" office:value-type="float" office:value="8.1">
            <text:p>8.1</text:p>
          </table:table-cell>
        </table:table-row>
        <table:table-row table:style-name="ro1">
          <table:table-cell office:value-type="string">
            <text:p>EMEC609935_Stigmus_sp</text:p>
          </table:table-cell>
          <table:table-cell office:value-type="float" office:value="0.25">
            <text:p>0.25</text:p>
          </table:table-cell>
          <table:table-cell office:value-type="float" office:value="0.518518518518518">
            <text:p>0.5185185185</text:p>
          </table:table-cell>
          <table:table-cell table:formula="of:=ROUND(([.C69]-[.B69])*100;1)" office:value-type="float" office:value="26.9">
            <text:p>26.9</text:p>
          </table:table-cell>
        </table:table-row>
        <table:table-row table:style-name="ro1">
          <table:table-cell office:value-type="string">
            <text:p>EMEC609936_Stigmus_sp</text:p>
          </table:table-cell>
          <table:table-cell office:value-type="float" office:value="0.203389830508475">
            <text:p>0.2033898305</text:p>
          </table:table-cell>
          <table:table-cell office:value-type="float" office:value="0.56">
            <text:p>0.56</text:p>
          </table:table-cell>
          <table:table-cell table:formula="of:=ROUND(([.C70]-[.B70])*100;1)" office:value-type="float" office:value="35.7">
            <text:p>35.7</text:p>
          </table:table-cell>
        </table:table-row>
        <table:table-row table:style-name="ro1">
          <table:table-cell office:value-type="string">
            <text:p>EMEC609944_Stigmus_sp</text:p>
          </table:table-cell>
          <table:table-cell office:value-type="float" office:value="0.294117647058824">
            <text:p>0.2941176471</text:p>
          </table:table-cell>
          <table:table-cell office:value-type="float" office:value="0.357142857142857">
            <text:p>0.3571428571</text:p>
          </table:table-cell>
          <table:table-cell table:formula="of:=ROUND(([.C71]-[.B71])*100;1)" office:value-type="float" office:value="6.3">
            <text:p>6.3</text:p>
          </table:table-cell>
        </table:table-row>
        <table:table-row table:style-name="ro1">
          <table:table-cell office:value-type="string">
            <text:p>EMEC609945_Stigmus_sp</text:p>
          </table:table-cell>
          <table:table-cell office:value-type="float" office:value="0.137931034482759">
            <text:p>0.1379310345</text:p>
          </table:table-cell>
          <table:table-cell office:value-type="float" office:value="0.451612903225806">
            <text:p>0.4516129032</text:p>
          </table:table-cell>
          <table:table-cell table:formula="of:=ROUND(([.C72]-[.B72])*100;1)" office:value-type="float" office:value="31.4">
            <text:p>31.4</text:p>
          </table:table-cell>
        </table:table-row>
        <table:table-row table:style-name="ro1">
          <table:table-cell office:value-type="string">
            <text:p>EMEC609951_Stigmus_sp</text:p>
          </table:table-cell>
          <table:table-cell office:value-type="float" office:value="0.120805369127517">
            <text:p>0.1208053691</text:p>
          </table:table-cell>
          <table:table-cell office:value-type="float" office:value="0.494117647058824">
            <text:p>0.4941176471</text:p>
          </table:table-cell>
          <table:table-cell table:formula="of:=ROUND(([.C73]-[.B73])*100;1)" office:value-type="float" office:value="37.3">
            <text:p>37.3</text:p>
          </table:table-cell>
        </table:table-row>
        <table:table-row table:style-name="ro1">
          <table:table-cell office:value-type="string">
            <text:p>EMEC609952_Stigmus_sp</text:p>
          </table:table-cell>
          <table:table-cell office:value-type="float" office:value="0.174603174603175">
            <text:p>0.1746031746</text:p>
          </table:table-cell>
          <table:table-cell office:value-type="float" office:value="0.38961038961039">
            <text:p>0.3896103896</text:p>
          </table:table-cell>
          <table:table-cell table:formula="of:=ROUND(([.C74]-[.B74])*100;1)" office:value-type="float" office:value="21.5">
            <text:p>21.5</text:p>
          </table:table-cell>
        </table:table-row>
        <table:table-row table:style-name="ro1">
          <table:table-cell office:value-type="string">
            <text:p>EMEC609958_Timberlakena_yucaipa</text:p>
          </table:table-cell>
          <table:table-cell office:value-type="float" office:value="0.106951871657754">
            <text:p>0.1069518717</text:p>
          </table:table-cell>
          <table:table-cell office:value-type="float" office:value="0.517241379310345">
            <text:p>0.5172413793</text:p>
          </table:table-cell>
          <table:table-cell table:formula="of:=ROUND(([.C75]-[.B75])*100;1)" office:value-type="float" office:value="41">
            <text:p>41</text:p>
          </table:table-cell>
        </table:table-row>
        <table:table-row table:style-name="ro1">
          <table:table-cell office:value-type="string">
            <text:p>EMEC609963_Timberlakena_yucaipa</text:p>
          </table:table-cell>
          <table:table-cell office:value-type="float" office:value="0.10958904109589">
            <text:p>0.1095890411</text:p>
          </table:table-cell>
          <table:table-cell office:value-type="float" office:value="0.40625">
            <text:p>0.40625</text:p>
          </table:table-cell>
          <table:table-cell table:formula="of:=ROUND(([.C76]-[.B76])*100;1)" office:value-type="float" office:value="29.7">
            <text:p>29.7</text:p>
          </table:table-cell>
        </table:table-row>
        <table:table-row table:style-name="ro1">
          <table:table-cell office:value-type="string">
            <text:p>EMEC609968_Timberlakena_yucaipa</text:p>
          </table:table-cell>
          <table:table-cell office:value-type="float" office:value="0.328358208955224">
            <text:p>0.328358209</text:p>
          </table:table-cell>
          <table:table-cell office:value-type="float" office:value="0.317460317460317">
            <text:p>0.3174603175</text:p>
          </table:table-cell>
          <table:table-cell table:formula="of:=ROUND(([.C77]-[.B77])*100;1)" office:value-type="float" office:value="-1.1">
            <text:p>-1.1</text:p>
          </table:table-cell>
        </table:table-row>
        <table:table-row table:style-name="ro1">
          <table:table-cell office:value-type="string">
            <text:p>EMEC609976_Timberlakena_yucaipa</text:p>
          </table:table-cell>
          <table:table-cell office:value-type="float" office:value="0.318181818181818">
            <text:p>0.3181818182</text:p>
          </table:table-cell>
          <table:table-cell office:value-type="float" office:value="0.422535211267606">
            <text:p>0.4225352113</text:p>
          </table:table-cell>
          <table:table-cell table:formula="of:=ROUND(([.C78]-[.B78])*100;1)" office:value-type="float" office:value="10.4">
            <text:p>10.4</text:p>
          </table:table-cell>
        </table:table-row>
        <table:table-row table:style-name="ro1">
          <table:table-cell office:value-type="string">
            <text:p>EMEC609987_Aphilanthops_foxi</text:p>
          </table:table-cell>
          <table:table-cell office:value-type="float" office:value="0.0645161290322581">
            <text:p>0.064516129</text:p>
          </table:table-cell>
          <table:table-cell office:value-type="float" office:value="0.111111111111111">
            <text:p>0.1111111111</text:p>
          </table:table-cell>
          <table:table-cell table:formula="of:=ROUND(([.C79]-[.B79])*100;1)" office:value-type="float" office:value="4.7">
            <text:p>4.7</text:p>
          </table:table-cell>
        </table:table-row>
        <table:table-row table:style-name="ro1">
          <table:table-cell office:value-type="string">
            <text:p>EMEC609997_Aphilanthops_foxi</text:p>
          </table:table-cell>
          <table:table-cell office:value-type="float" office:value="0.0588235294117647">
            <text:p>0.0588235294</text:p>
          </table:table-cell>
          <table:table-cell office:value-type="float" office:value="0.153846153846154">
            <text:p>0.1538461538</text:p>
          </table:table-cell>
          <table:table-cell table:formula="of:=ROUND(([.C80]-[.B80])*100;1)" office:value-type="float" office:value="9.5">
            <text:p>9.5</text:p>
          </table:table-cell>
        </table:table-row>
        <table:table-row table:style-name="ro2" table:number-rows-repeated="104849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4T20:19:29</dc:date>
    <dc:creator>Ben Brumfield</dc:creator>
    <meta:document-statistic meta:table-count="1" meta:cell-count="320" meta:object-count="0"/>
    <meta:generator>LibreOffice/3.5$Linux_X86_64 LibreOffice_project/350m1$Build-2</meta:generator>
  </office:meta>
</office:document-meta>
</file>